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P5" style:parent-style-name="Normal" style:list-style-name="LFO1" style:family="paragraph"/>
    <style:style style:name="P6" style:parent-style-name="Normal" style:list-style-name="LFO1" style:family="paragraph"/>
    <style:style style:name="P7" style:parent-style-name="Normal" style:list-style-name="LFO1" style:family="paragraph"/>
    <style:style style:name="P8" style:parent-style-name="Normal" style:list-style-name="LFO1" style:family="paragraph"/>
    <style:style style:name="P9" style:parent-style-name="Normal" style:list-style-name="LFO1" style:family="paragraph"/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list-style-name="LFO2" style:family="paragraph"/>
    <style:style style:name="P12" style:parent-style-name="Normal" style:list-style-name="LFO2" style:family="paragraph"/>
    <style:style style:name="P13" style:parent-style-name="Normal" style:list-style-name="LFO2" style:family="paragraph"/>
    <style:style style:name="P14" style:parent-style-name="Normal" style:list-style-name="LFO2" style:family="paragraph"/>
    <style:style style:name="P15" style:parent-style-name="Normal" style:list-style-name="LFO2" style:family="paragraph"/>
    <style:style style:name="P16" style:parent-style-name="Normal" style:family="paragraph">
      <style:text-properties fo:font-weight="bold" style:font-weight-asian="bold" style:font-weight-complex="bold"/>
    </style:style>
    <style:style style:name="P17" style:parent-style-name="Normal" style:list-style-name="LFO3" style:family="paragraph"/>
    <style:style style:name="P18" style:parent-style-name="Normal" style:list-style-name="LFO3" style:family="paragraph"/>
    <style:style style:name="P19" style:parent-style-name="Normal" style:list-style-name="LFO3" style:family="paragraph"/>
    <style:style style:name="P20" style:parent-style-name="Normal" style:list-style-name="LFO3" style:family="paragraph"/>
    <style:style style:name="P21" style:parent-style-name="Normal" style:list-style-name="LFO3" style:family="paragraph"/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list-style-name="LFO4" style:family="paragraph"/>
    <style:style style:name="P24" style:parent-style-name="Normal" style:list-style-name="LFO4" style:family="paragraph"/>
    <style:style style:name="P25" style:parent-style-name="Normal" style:family="paragraph">
      <style:text-properties fo:font-weight="bold" style:font-weight-asian="bold" style:font-weight-complex="bold"/>
    </style:style>
    <style:style style:name="P26" style:parent-style-name="Normal" style:list-style-name="LFO5" style:family="paragraph"/>
    <style:style style:name="P27" style:parent-style-name="Normal" style:list-style-name="LFO5" style:family="paragraph"/>
    <style:style style:name="P28" style:parent-style-name="Normal" style:list-style-name="LFO5" style:family="paragraph"/>
    <style:style style:name="P29" style:parent-style-name="Normal" style:list-style-name="LFO5" style:family="paragraph"/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list-style-name="LFO6" style:family="paragraph"/>
    <style:style style:name="P32" style:parent-style-name="Normal" style:list-style-name="LFO6" style:family="paragraph"/>
    <style:style style:name="P33" style:parent-style-name="Normal" style:list-style-name="LFO6" style:family="paragraph"/>
    <style:style style:name="P34" style:parent-style-name="Normal" style:list-style-name="LFO6" style:family="paragraph"/>
    <style:style style:name="P35" style:parent-style-name="Normal" style:list-style-name="LFO6" style:family="paragraph"/>
    <style:style style:name="P36" style:parent-style-name="Normal" style:family="paragraph">
      <style:text-properties fo:font-weight="bold" style:font-weight-asian="bold" style:font-weight-complex="bold"/>
    </style:style>
    <style:style style:name="P37" style:parent-style-name="Normal" style:list-style-name="LFO7" style:family="paragraph"/>
    <style:style style:name="P38" style:parent-style-name="Normal" style:list-style-name="LFO7" style:family="paragraph"/>
    <style:style style:name="P39" style:parent-style-name="Normal" style:list-style-name="LFO7" style:family="paragraph"/>
    <style:style style:name="P40" style:parent-style-name="Normal" style:list-style-name="LFO7" style:family="paragraph"/>
    <style:style style:name="P41" style:parent-style-name="Normal" style:list-style-name="LFO7" style:family="paragraph"/>
    <style:style style:name="P42" style:parent-style-name="Normal" style:list-style-name="LFO7" style:family="paragraph"/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Sales Data Analysis Project (Excel)</text:p>
      <text:p text:style-name="P2">Project Objective</text:p>
      <text:p text:style-name="Normal">The objective of this project is to build a comprehensive sales data analysis for customers, products, and branches using Microsoft Excel.<text:line-break/>The analysis includes data cleaning, transformation, modeling, visualization, and dashboard creation to provide business insights.</text:p>
      <text:p text:style-name="Normal"><draw:custom-shape svg:x="0in" svg:y="0in" svg:width="45.51042in" svg:height="0.00139in" draw:z-index="0" draw:id="id0" draw:style-name="a0" draw:name="Horizontal Line 43" text:anchor-type="as-char"><svg:title/><svg:desc/><draw:enhanced-geometry draw:type="non-primitive" svg:viewBox="0 0 21600 21600" draw:enhanced-path="M 0 0 L 21600 0 21600 21600 0 21600 Z N"/></draw:custom-shape></text:p>
      <text:p text:style-name="P3">Datasets Used</text:p>
      <text:p text:style-name="Normal">The project is based on 6 Excel files:</text:p>
      <text:list text:style-name="LFO1" text:continue-numbering="true">
        <text:list-item>
          <text:p text:style-name="P4">Customers.xlsx → Customer details (name, address, phone, city).</text:p>
        </text:list-item>
        <text:list-item>
          <text:p text:style-name="P5">Products.xlsx → Product details (name, category, price, brand).</text:p>
        </text:list-item>
        <text:list-item>
          <text:p text:style-name="P6">Sales.xlsx → Sales data (date, product, customer, quantity, total sales).</text:p>
        </text:list-item>
        <text:list-item>
          <text:p text:style-name="P7">PaymentMethods.xlsx → Payment method details (cash, credit card, bank transfer).</text:p>
        </text:list-item>
        <text:list-item>
          <text:p text:style-name="P8">Brands.xlsx → Brand information.</text:p>
        </text:list-item>
        <text:list-item>
          <text:p text:style-name="P9">Branches.xlsx → Branch details (branch name, location, manager).</text:p>
        </text:list-item>
      </text:list>
      <text:p text:style-name="Normal"><draw:custom-shape svg:x="0in" svg:y="0in" svg:width="45.51042in" svg:height="0.00139in" draw:z-index="0" draw:id="id1" draw:style-name="a1" draw:name="Horizontal Line 44" text:anchor-type="as-char"><svg:title/><svg:desc/><draw:enhanced-geometry draw:type="non-primitive" svg:viewBox="0 0 21600 21600" draw:enhanced-path="M 0 0 L 21600 0 21600 21600 0 21600 Z N"/></draw:custom-shape></text:p>
      <text:p text:style-name="P10">Data Preparation and Cleaning (Power Query)</text:p>
      <text:list text:style-name="LFO2" text:continue-numbering="true">
        <text:list-item>
          <text:p text:style-name="P11">Merged sales data for 2023 and 2024 into a single dataset.</text:p>
        </text:list-item>
        <text:list-item>
          <text:p text:style-name="P12">Standardized date formats into YYYY-MM-DD.</text:p>
        </text:list-item>
        <text:list-item>
          <text:p text:style-name="P13">Detected and handled missing values, blanks, and duplicates.</text:p>
        </text:list-item>
        <text:list-item>
          <text:p text:style-name="P14">Applied Fill, Conditional Column, and Split transformations for better structure.</text:p>
        </text:list-item>
        <text:list-item>
          <text:p text:style-name="P15">Ensured data consistency and accuracy for analysis.</text:p>
        </text:list-item>
      </text:list>
      <text:p text:style-name="Normal"><draw:custom-shape svg:x="0in" svg:y="0in" svg:width="45.51042in" svg:height="0.00139in" draw:z-index="0" draw:id="id2" draw:style-name="a2" draw:name="Horizontal Line 45" text:anchor-type="as-char"><svg:title/><svg:desc/><draw:enhanced-geometry draw:type="non-primitive" svg:viewBox="0 0 21600 21600" draw:enhanced-path="M 0 0 L 21600 0 21600 21600 0 21600 Z N"/></draw:custom-shape></text:p>
      <text:p text:style-name="P16">Data Modeling (Power Pivot)</text:p>
      <text:p text:style-name="Normal">Relationships between datasets were created using primary keys:</text:p>
      <text:list text:style-name="LFO3" text:continue-numbering="true">
        <text:list-item>
          <text:p text:style-name="P17">Customers ↔ Sales → CustomerID</text:p>
        </text:list-item>
        <text:list-item>
          <text:p text:style-name="P18">Products ↔ Sales → ProductID</text:p>
        </text:list-item>
        <text:list-item>
          <text:p text:style-name="P19">Payment Methods ↔ Sales → PaymentID</text:p>
        </text:list-item>
        <text:list-item>
          <text:p text:style-name="P20">Brands ↔ Products → BrandID</text:p>
        </text:list-item>
        <text:list-item>
          <text:p text:style-name="P21">Branches ↔ Sales → BranchID</text:p>
        </text:list-item>
      </text:list>
      <text:p text:style-name="Normal"><draw:custom-shape svg:x="0in" svg:y="0in" svg:width="45.51042in" svg:height="0.00139in" draw:z-index="0" draw:id="id3" draw:style-name="a3" draw:name="Horizontal Line 46" text:anchor-type="as-char"><svg:title/><svg:desc/><draw:enhanced-geometry draw:type="non-primitive" svg:viewBox="0 0 21600 21600" draw:enhanced-path="M 0 0 L 21600 0 21600 21600 0 21600 Z N"/></draw:custom-shape></text:p>
      <text:p text:style-name="P22">Measures (DAX)</text:p>
      <text:p text:style-name="Normal">Created essential measures to support business analysis:</text:p>
      <text:list text:style-name="LFO4" text:continue-numbering="true">
        <text:list-item>
          <text:p text:style-name="P23">Total Sales → SUM of TotalAmount</text:p>
        </text:list-item>
        <text:list-item>
          <text:p text:style-name="P24">Active Customers → Count of customers who made purchases</text:p>
        </text:list-item>
      </text:list>
      <text:p text:style-name="Normal"><draw:custom-shape svg:x="0in" svg:y="0in" svg:width="45.51042in" svg:height="0.00139in" draw:z-index="0" draw:id="id4" draw:style-name="a4" draw:name="Horizontal Line 47" text:anchor-type="as-char"><svg:title/><svg:desc/><draw:enhanced-geometry draw:type="non-primitive" svg:viewBox="0 0 21600 21600" draw:enhanced-path="M 0 0 L 21600 0 21600 21600 0 21600 Z N"/></draw:custom-shape></text:p>
      <text:p text:style-name="P25">Data Analysis (PivotTables)</text:p>
      <text:p text:style-name="Normal">Analysis was performed on the following aspects:</text:p>
      <text:list text:style-name="LFO5" text:continue-numbering="true">
        <text:list-item>
          <text:p text:style-name="P26">Sales by brand</text:p>
        </text:list-item>
        <text:list-item>
          <text:p text:style-name="P27">Sales by product category</text:p>
        </text:list-item>
        <text:list-item>
          <text:p text:style-name="P28">Sales by month</text:p>
        </text:list-item>
        <text:list-item>
          <text:p text:style-name="P29">Sales by branch</text:p>
        </text:list-item>
      </text:list>
      <text:p text:style-name="Normal"><draw:custom-shape svg:x="0in" svg:y="0in" svg:width="45.51042in" svg:height="0.00139in" draw:z-index="0" draw:id="id5" draw:style-name="a5" draw:name="Horizontal Line 48" text:anchor-type="as-char"><svg:title/><svg:desc/><draw:enhanced-geometry draw:type="non-primitive" svg:viewBox="0 0 21600 21600" draw:enhanced-path="M 0 0 L 21600 0 21600 21600 0 21600 Z N"/></draw:custom-shape></text:p>
      <text:p text:style-name="P30">Dashboard Design</text:p>
      <text:p text:style-name="Normal">An interactive Excel dashboard was created with the following visualizations:</text:p>
      <text:list text:style-name="LFO6" text:continue-numbering="true">
        <text:list-item>
          <text:p text:style-name="P31">Bar Chart → Sales by branches</text:p>
        </text:list-item>
        <text:list-item>
          <text:p text:style-name="P32">Line Chart → Monthly sales trends</text:p>
        </text:list-item>
        <text:list-item>
          <text:p text:style-name="P33">Pie Chart → Sales distribution by payment methods</text:p>
        </text:list-item>
        <text:list-item>
          <text:p text:style-name="P34">Stacked Column Chart → Sales by category and brand</text:p>
        </text:list-item>
        <text:list-item>
          <text:p text:style-name="P35">KPI Cards → Total Sales and Active Customers</text:p>
        </text:list-item>
      </text:list>
      <text:p text:style-name="Normal"><draw:custom-shape svg:x="0in" svg:y="0in" svg:width="45.51042in" svg:height="0.00139in" draw:z-index="0" draw:id="id6" draw:style-name="a6" draw:name="Horizontal Line 49" text:anchor-type="as-char"><svg:title/><svg:desc/><draw:enhanced-geometry draw:type="non-primitive" svg:viewBox="0 0 21600 21600" draw:enhanced-path="M 0 0 L 21600 0 21600 21600 0 21600 Z N"/></draw:custom-shape></text:p>
      <text:p text:style-name="P36">Tools Used</text:p>
      <text:soft-page-break/>
      <text:list text:style-name="LFO7" text:continue-numbering="true">
        <text:list-item>
          <text:p text:style-name="P37">Microsoft Excel</text:p>
          <text:list text:continue-numbering="true">
            <text:list-item>
              <text:p text:style-name="P38">Power Query</text:p>
            </text:list-item>
            <text:list-item>
              <text:p text:style-name="P39">Power Pivot</text:p>
            </text:list-item>
            <text:list-item>
              <text:p text:style-name="P40">DAX</text:p>
            </text:list-item>
            <text:list-item>
              <text:p text:style-name="P41">PivotTables</text:p>
            </text:list-item>
            <text:list-item>
              <text:p text:style-name="P42">Dashboards</text:p>
            </text:list-item>
          </text:list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bdelrhman Samy Samaha</meta:initial-creator>
    <dc:creator>Abdelrhman Samy Samaha</dc:creator>
    <meta:creation-date>2025-10-02T12:24:00Z</meta:creation-date>
    <dc:date>2025-10-02T12:25:00Z</dc:date>
    <meta:template xlink:href="Normal" xlink:type="simple"/>
    <meta:editing-cycles>2</meta:editing-cycles>
    <meta:editing-duration>PT60S</meta:editing-duration>
    <meta:user-defined meta:name="GrammarlyDocumentId">f7e06cb1-d263-4caa-b11d-b9eccda5e5ae</meta:user-defined>
    <meta:document-statistic meta:page-count="3" meta:paragraph-count="4" meta:word-count="306" meta:character-count="2048" meta:row-count="14" meta:non-whitespace-character-count="1746"/>
  </office:meta>
</office:document-meta>
</file>